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paragraph-properties fo:margin-top="0in" fo:margin-bottom="0in"/>
    </style:style>
    <style:style style:name="P21" style:family="paragraph" style:parent-style-name="Text_20_body" style:list-style-name="L8">
      <style:paragraph-properties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9">
      <style:paragraph-properties fo:margin-top="0in" fo:margin-bottom="0in"/>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Text_20_body" style:list-style-name="L12">
      <style:paragraph-properties fo:margin-top="0in" fo:margin-bottom="0in"/>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text:a xlink:type="simple" xlink:href="http://msprogrammer.serviciipeweb.ro/" office:name=""><text:span text:style-name="Definition">http://msprogrammer.serviciipeweb.ro/</text:span></text:a> .</text:p>
      <text:p text:style-name="Text_20_body">Andrei Ignat has &gt;20 year programming experience. He started from VB3 , passed via plain old ASP and a former C# Microsoft Most Valuable Professional (MVP). He is also a consultant, author, speaker,www.adces.ro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4">
        <text:list-item>
          <text:p text:style-name="P4">prototype solution in a console app</text:p>
        </text:list-item>
        <text:list-item>
          <text:p text:style-name="P4">use <text:a xlink:type="simple" xlink:href="https://github.com/dotnetcore/NPOI" office:name=""><text:span text:style-name="Definition">NPOI</text:span></text:a> library for handling Word document reading. The decision is simply based on prefference. <text:a xlink:type="simple" xlink:href="https://github.com/ClosedXML/ClosedXML" office:name=""><text:span text:style-name="Definition">ClosedXML</text:span></text:a> is another options. However we chosed to go with a native approach that does't require to have the Microsoft suite installed on pur computer simply because it was easy.</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5">string folderWithWordDocs = Console.ReadLine();</text:p>
      <text:p text:style-name="P6"><text:s text:c="12"/></text:p>
      <text:p text:style-name="P7">//omitted code for clarity</text:p>
      <text:p text:style-name="P8">foreach (string file in Directory.GetFiles(folderWithWordDocs, "*.docx"))</text:p>
      <text:p text:style-name="P9">{ <text:s text:c="7"/></text:p>
      <text:p text:style-name="P10"><text:s text:c="4"/>//omitted code for clarity</text:p>
      <text:p text:style-name="P11"><text:s text:c="4"/>var contractorDetails = ExactContractorDetails(document.Tables[0]);</text:p>
      <text:p text:style-name="P12"><text:s text:c="4"/>allContractors.Add(contractorDetails);</text:p>
      <text:p text:style-name="P13">}</text:p>
      <text:p text:style-name="First_20_paragraph">We were facing resolving the solution just with a list of sequence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5">
        <text:list-item>
          <text:p text:style-name="P14">a business logic</text:p>
        </text:list-item>
        <text:list-item>
          <text:p text:style-name="P14">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6">
        <text:list-item>
          <text:p text:style-name="P15">all the file conversion resides in a single place</text:p>
        </text:list-item>
        <text:list-item>
          <text:p text:style-name="P15">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6">var wordExtractor = new WordContractExtractor(folderWithWordDocs);</text:p>
      <text:p text:style-name="P17">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1" text:outline-level="1"><text:bookmark-start text:name="problem-1"/>Problem<text:bookmark-end text:name="problem-1"/></text:h>
      <text:p text:style-name="First_20_paragraph">Make a Console solution that can read a configurable setting ( the folder path to be searched ) from a file instead of being hard 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8">var settings = Settings.From("app.json");</text:p>
      <text:p text:style-name="P19">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1" text:outline-level="1"><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 we have the same functionality: reading files from the hard disk and reading settings. We do not want to copy paste code and become un-maintainable, so we want to share code source from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7">
        <text:list-item>
          <text:p text:style-name="P20">the progress of the operations</text:p>
        </text:list-item>
        <text:list-item>
          <text:p text:style-name="P20">Adding logging for knowing what happens if an error occurs</text:p>
        </text:list-item>
        <text:list-item>
          <text:p text:style-name="P20">Adding exception handling to not crash the application</text:p>
        </text:list-item>
        <text:list-item>
          <text:p text:style-name="P20">Handle edge cases of the user saving configuration (assert that user have not entered any folder / maybe list what documents have been successfully processed and what not)</text:p>
        </text:list-item>
      </text:list>
      <text:p text:style-name="First_20_paragraph">From a solution with a single project, we have now a solution with 3 projects:</text:p>
      <text:list text:style-name="L8">
        <text:list-item>
          <text:p text:style-name="P21">Business Layer (BL) - logic for the application - in our case, processing documents from a folder</text:p>
        </text:list-item>
        <text:list-item>
          <text:p text:style-name="P21">Console (referencing BL)</text:p>
        </text:list-item>
        <text:list-item>
          <text:p text:style-name="P21">Desktop (referencing BL)</text:p>
        </text:list-item>
      </text:list>
      <text:p text:style-name="First_20_paragraph">The BL has the code that was previous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2">public void ExtractToFile(string excelFileOutput)</text:p>
      <text:p text:style-name="P23">{ <text:s text:c="6"/></text:p>
      <text:p text:style-name="P24">string[] files = Directory.GetFiles(_documentLocation, "*.docx");</text:p>
      <text:p text:style-name="P25">_logger.Info($"processing {files.Length} word documents");</text:p>
      <text:p text:style-name="P26">//code omitted for brevity</text:p>
      <text:p text:style-name="First_20_paragraph">The Console code now is very simple, just calling code from BL:</text:p>
      <text:p text:style-name="P27">var settings = Settings.From("app.json");</text:p>
      <text:p text:style-name="P28">var extractor = new WordContractExtractor(settings.DocumentsLocation);</text:p>
      <text:p text:style-name="P29">extractor.Start();</text:p>
      <text:p text:style-name="First_20_paragraph">The Desktop is calling the same BL, with some increased feedback for the user:</text:p>
      <text:p text:style-name="P30">try</text:p>
      <text:p text:style-name="P31">{</text:p>
      <text:p text:style-name="P32"><text:s text:c="4"/>string folderWithWordDocs = folderPath.Text;</text:p>
      <text:p text:style-name="P33"><text:s text:c="4"/>if (string.IsNullOrWhiteSpace(folderWithWordDocs))</text:p>
      <text:p text:style-name="P34"><text:s text:c="4"/>{</text:p>
      <text:p text:style-name="P35"><text:s text:c="8"/>MessageBox.Show("please choose a folder");</text:p>
      <text:p text:style-name="P36"><text:s text:c="8"/>return;</text:p>
      <text:p text:style-name="P37"><text:s text:c="4"/>}</text:p>
      <text:p text:style-name="P38"><text:s text:c="4"/>string excelResultsFile = "Contractors.xlsx";</text:p>
      <text:p text:style-name="P39"><text:s text:c="4"/>var wordExtractor = new WordContractExtractor(folderWithWordDocs);</text:p>
      <text:p text:style-name="P40"><text:s text:c="4"/>wordExtractor.ExtractToFile(excelResultsFile);</text:p>
      <text:p text:style-name="P41">}</text:p>
      <text:p text:style-name="P42">catch(Exception ex)</text:p>
      <text:p text:style-name="P43">{</text:p>
      <text:p text:style-name="P44"><text:s text:c="4"/>_logger.Error(ex,$"exception in <text:s text:c="1"/>{nameof(StartButton_Click)}");</text:p>
      <text:p text:style-name="P45"><text:s text:c="4"/>MessageBox.Show("an error occured. See the log file for details");</text:p>
      <text:p text:style-name="P46">}</text:p>
      <text:p text:style-name="First_20_paragraph"><text:span text:style-name="T1">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ich was interested mentioned that they were using zip files for backup the documents for company service. They were interested in having our product, but we didn’t support zip files. We shared our vision to create a highly customizable product, so implementing reading files from zip would be an additional feature. He agreed to pay for it and we started the product development.</text:p>
      <text:h text:style-name="Heading_20_1" text:outline-level="1"><text:bookmark-start text:name="problem-3"/>Problem<text:bookmark-end text:name="problem-3"/></text:h>
      <text:p text:style-name="First_20_paragraph">Starting from the solution, add support for reading either from a folder, either from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9">
        <text:list-item>
          <text:p text:style-name="P47">An interface for the file system which supports listing files (IFileSystem)</text:p>
        </text:list-item>
        <text:list-item>
          <text:p text:style-name="P47">An interface the actual file. This needs to have a Name and to read the content from either a zip file, either a folder into the system (IFile).</text:p>
        </text:list-item>
      </text:list>
      <text:p text:style-name="First_20_paragraph">Our core program needs to:</text:p>
      <text:list text:style-name="L10">
        <text:list-item>
          <text:p text:style-name="P48">find Word documents</text:p>
        </text:list-item>
        <text:list-item>
          <text:p text:style-name="P48">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1">
        <text:list-item>
          <text:p text:style-name="P49">DirectoryFileSystem</text:p>
        </text:list-item>
        <text:list-item>
          <text:p text:style-name="P49">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0">var settings = Settings.From("app.json");</text:p>
      <text:p text:style-name="P51">var fileSystem = settings.FileSystemProvider.CurrentFileSystem();</text:p>
      <text:p text:style-name="P52">var extractor = new WordContractExtractor(fileSystem);</text:p>
      <text:p text:style-name="P53">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further-reading-4"/>Further reading<text:bookmark-end text:name="further-reading-4"/></text:h>
      <text:list text:style-name="L12">
        <text:list-item>
          <text:p text:style-name="P54">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4">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4">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4">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13">
        <text:list-item>
          <text:p text:style-name="P55">Create a different branch for each client</text:p>
        </text:list-item>
        <text:list-item>
          <text:p text:style-name="P55">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4">
        <text:list-item>
          <text:p text:style-name="P56">Creating separate branch, is no effort</text:p>
        </text:list-item>
        <text:list-item>
          <text:p text:style-name="P56">Best way to separate behavior and replicate bugs</text:p>
        </text:list-item>
        <text:list-item>
          <text:p text:style-name="P56">It is easy to implement new different feature for each client <text:span text:style-name="T2">Problems</text:span></text:p>
        </text:list-item>
        <text:list-item>
          <text:p text:style-name="P56"><text:span text:style-name="T3">IF</text:span> When a bug appears , it should be replicated on every client . This could be done by either have a single master and replicating to each branch</text:p>
        </text:list-item>
        <text:list-item>
          <text:p text:style-name="P56">writing the bug solving code on every branch</text:p>
        </text:list-item>
        <text:list-item>
          <text:p text:style-name="P56">Same with a new feature that many clients want.</text:p>
        </text:list-item>
        <text:list-item>
          <text:p text:style-name="P56">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5">
        <text:list-item>
          <text:p text:style-name="P57">Single branch to maintain</text:p>
        </text:list-item>
        <text:list-item>
          <text:p text:style-name="P57">Fixing a bug =&gt; it is done in a single branch</text:p>
        </text:list-item>
      </text:list>
      <text:p text:style-name="First_20_paragraph"><text:span text:style-name="T2">Problems</text:span></text:p>
      <text:list text:style-name="L16">
        <text:list-item>
          <text:p text:style-name="P58">Re-architecting the application to support different features per configuration.</text:p>
        </text:list-item>
        <text:list-item>
          <text:p text:style-name="P58">Replicate the client behaviour is more difficult</text:p>
        </text:list-item>
        <text:list-item>
          <text:p text:style-name="P58">Create a feature requires more time to integrate with the configuration system</text:p>
        </text:list-item>
        <text:list-item>
          <text:p text:style-name="P58">Components per client</text:p>
        </text:list-item>
        <text:list-item>
          <text:p text:style-name="P58">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technical-box"/>Technical Box<text:bookmark-end text:name="technical-box"/></text:h>
      <text:list text:style-name="L17">
        <text:list-item>
          <text:p text:style-name="P59">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59">Versioning - show the production version. You can use Semantic Versioning or Calendar Versioning .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9">For Auto-Update application please read how it is done with Click Once, Electron.</text:p>
        </text:list-item>
        <text:list-item>
          <text:p text:style-name="P59">For dep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6-23T07:49:54Z</meta:creation-date>
    <dc:date>2020-06-23T07:49:54Z</dc:date>
  </office:meta>
</office:document-meta>
</file>